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number-columns-repeated="2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number-columns-repeated="1011" table:default-cell-style-name="ce8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,C30,C39,C40,C41,C42,C43,C44,C45,C46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AS0805KKX70BB104 </text:p>
          </table:table-cell>
          <table:table-cell office:value-type="string" calcext:value-type="string">
            <text:p>n\a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0,C11,C12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,C14,C15,C16,C22,C23,C24,C25,C26,C36,C3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UVR1H102MHD1TO</text:p>
          </table:table-cell>
          <table:table-cell office:value-type="string" calcext:value-type="string">
            <text:p>1m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mF radial aluminum electrolytic capacitor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7-UVR1H102MHD1T0 </text:p>
          </table:table-cell>
          <table:table-cell office:value-type="string" calcext:value-type="string">
            <text:p>n\a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, C3,C35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7,C28,C29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0805C224J5NACTU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-C0805C224J5N</text:p>
          </table:table-cell>
          <table:table-cell office:value-type="string" calcext:value-type="string">
            <text:p>n\a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34</text:p>
          </table:table-cell>
          <table:table-cell office:value-type="string" calcext:value-type="string">
            <text:p>0-6.3V</text:p>
          </table:table-cell>
          <table:table-cell office:value-type="float" office:value="875015119003" calcext:value-type="float">
            <text:p>87501511900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aluminum organic poly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875015119003</text:p>
          </table:table-cell>
          <table:table-cell office:value-type="string" calcext:value-type="string">
            <text:p>n\a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3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,C5,C6,C7,C8,C9,C32,C33,C38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N_TR1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S1,CS2,CS3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-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ootprint and symbol of PMEG6010ER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2</text:p>
          </table:table-cell>
          <table:table-cell table:style-name="ce11" office:value-type="string" calcext:value-type="string">
            <text:p>n\a</text:p>
          </table:table-cell>
          <table:table-cell table:style-name="ce12" office:value-type="string" calcext:value-type="string">
            <text:p>LTST-C191KGKT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SMD 0603</text:p>
          </table:table-cell>
          <table:table-cell table:style-name="ce13" office:value-type="string" calcext:value-type="string">
            <text:p>LED Green, 0603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859-LTST-C191KGKT</text:p>
          </table:table-cell>
          <table:table-cell table:style-name="ce14" office:value-type="string" calcext:value-type="string">
            <text:p>n\a</text:p>
          </table:table-cell>
          <table:table-cell table:style-name="ce14" office:value-type="float" office:value="0.26" calcext:value-type="float">
            <text:p>0.2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3</text:p>
          </table:table-cell>
          <table:table-cell table:style-name="ce11" office:value-type="string" calcext:value-type="string">
            <text:p>n\a</text:p>
          </table:table-cell>
          <table:table-cell table:style-name="ce12" office:value-type="string" calcext:value-type="string">
            <text:p>LTST-C191KRKT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SMD 0604</text:p>
          </table:table-cell>
          <table:table-cell table:style-name="ce13" office:value-type="string" calcext:value-type="string">
            <text:p>LED Red, 0603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859-LTST-C191KRKT</text:p>
          </table:table-cell>
          <table:table-cell table:style-name="ce14" office:value-type="string" calcext:value-type="string">
            <text:p>n\a</text:p>
          </table:table-cell>
          <table:table-cell table:style-name="ce14" office:value-type="float" office:value="0.26" calcext:value-type="float">
            <text:p>0.2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V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5VIT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00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5VIT6</text:p>
          </table:table-cell>
          <table:table-cell office:value-type="string" calcext:value-type="string">
            <text:p>n\a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,Q2,Q3,Q4,Q5,Q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1,R2,R12,R13,R14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5,R2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2,R23,R24,R2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RJ-3EKF3902V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3,R4,R5,R6,R7,R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9,R10,R1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ECV1, BUSCNT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EMP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term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WD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5"/>
          <table:table-cell table:formula="of:=SUM([.G1:.G38])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9"/>
          <table:table-cell table:formula="of:=SUMPRODUCT([.G$1:.G$1048576];[.J$1:.J$1048576])" office:value-type="float" office:value="88.382" calcext:value-type="float">
            <text:p>88.382</text:p>
          </table:table-cell>
          <table:table-cell table:number-columns-repeated="101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6:44:47.379616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10-08T16:29:54.842333476</dc:date>
    <meta:editing-duration>P4DT13H27M1S</meta:editing-duration>
    <meta:editing-cycles>130</meta:editing-cycles>
    <meta:generator>LibreOffice/6.2.7.1$Linux_X86_64 LibreOffice_project/20$Build-1</meta:generator>
    <meta:document-statistic meta:table-count="1" meta:cell-count="463" meta:object-count="0"/>
  </office:meta>
</office:document-meta>
</file>